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table:style-name="ce3"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table:style-name="ce3"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45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table:style-name="ce3"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table:style-name="ce3" office:value-type="date" office:date-value="2012-04-06">
            <text:p>06/04/12</text:p>
          </table:table-cell>
          <table:table-cell office:value-type="string">
            <text:p>1 hora</text:p>
          </table:table-cell>
          <table:table-cell/>
        </table:table-row>
        <table:table-row table:style-name="ro3" table:number-rows-repeated="1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4-06T00:59:12</dc:date>
    <dc:creator>Mariano </dc:creator>
    <meta:editing-duration>P0D</meta:editing-duration>
    <meta:editing-cycles>5</meta:editing-cycles>
    <meta:document-statistic meta:table-count="3" meta:cell-count="24" meta:object-count="0"/>
  </office:meta>
</office:document-meta>
</file>